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1832000007DB000007DB8A48E5C5C69C193F.svg" manifest:media-type="image/svg+xml"/>
  <manifest:file-entry manifest:full-path="Pictures/100000010000005F0000005F59D68D133088797B.png" manifest:media-type="image/png"/>
  <manifest:file-entry manifest:full-path="Pictures/100008B3000007DB000007DBC2413C96F20733E5.svg" manifest:media-type="image/svg+xml"/>
  <manifest:file-entry manifest:full-path="Pictures/100012ED000007DB000007DB7ED651F843202167.svg" manifest:media-type="image/svg+xml"/>
  <manifest:file-entry manifest:full-path="Pictures/100000010000005F0000005F6D7F2F5F78357B55.png" manifest:media-type="image/png"/>
  <manifest:file-entry manifest:full-path="Pictures/100000010000005F0000005F582516CD95180DFE.png" manifest:media-type="image/png"/>
  <manifest:file-entry manifest:full-path="Pictures/100000010000005F0000005F91FBB4AFA39E6797.png" manifest:media-type="image/png"/>
  <manifest:file-entry manifest:full-path="Pictures/10000D7A000007DB000007DB3D388CDA70902234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style:mirror="none"/>
    </style:style>
    <style:style style:name="gr2" style:family="graphic" style:parent-style-name="standard">
      <style:graphic-properties draw:stroke="solid" svg:stroke-width="0.035cm" svg:stroke-color="#545b64" draw:marker-end="a2951" svg:stroke-opacity="100%" draw:stroke-linejoin="miter" svg:stroke-linecap="butt" draw:fill="none" fo:padding-top="0.142cm" fo:padding-bottom="0.142cm" fo:padding-left="0.267cm" fo:padding-right="0.267cm"/>
    </style:style>
    <style:style style:name="gr3" style:family="graphic" style:parent-style-name="standard">
      <style:graphic-properties draw:fill="none" loext:fill-use-slide-background="false" draw:textarea-horizontal-align="justify" draw:textarea-vertical-align="top" draw:auto-grow-height="false" fo:min-height="1.25cm" fo:min-width="2cm"/>
      <style:paragraph-properties style:writing-mode="lr-tb"/>
    </style:style>
    <style:style style:name="gr4" style:family="graphic" style:parent-style-name="standard">
      <style:graphic-properties draw:fill="none" loext:fill-use-slide-background="false" draw:textarea-horizontal-align="justify" draw:textarea-vertical-align="top" draw:auto-grow-height="false" fo:min-height="0.25cm" fo:min-width="1.25cm"/>
      <style:paragraph-properties style:writing-mode="lr-tb"/>
    </style:style>
    <style:style style:name="gr5" style:family="graphic" style:parent-style-name="standard">
      <style:graphic-properties draw:fill="none" loext:fill-use-slide-background="false" draw:textarea-horizontal-align="justify" draw:textarea-vertical-align="top" draw:auto-grow-height="false" fo:min-height="0.75cm" fo:min-width="2cm"/>
      <style:paragraph-properties style:writing-mode="lr-tb"/>
    </style:style>
    <style:style style:name="gr6" style:family="graphic" style:parent-style-name="standard">
      <style:graphic-properties draw:stroke="dash" draw:stroke-dash="Long_20_Dash" svg:stroke-color="#000000" draw:fill="none" loext:fill-use-slide-background="false" draw:textarea-horizontal-align="justify" draw:textarea-vertical-align="middle" draw:auto-grow-height="false" fo:min-height="3.75cm" fo:min-width="4cm"/>
    </style:style>
    <style:style style:name="gr7" style:family="graphic" style:parent-style-name="standard">
      <style:graphic-properties draw:fill="none" loext:fill-use-slide-background="false" draw:textarea-horizontal-align="justify" draw:textarea-vertical-align="top" draw:auto-grow-height="false" fo:min-height="0.65cm" fo:min-width="3.75cm"/>
      <style:paragraph-properties style:writing-mode="lr-tb"/>
    </style:style>
    <style:style style:name="gr8" style:family="graphic" style:parent-style-name="standard">
      <style:graphic-properties draw:stroke="dash" draw:stroke-dash="Long_20_Dash" svg:stroke-color="#000000" draw:fill="none" loext:fill-use-slide-background="false" draw:textarea-horizontal-align="justify" draw:textarea-vertical-align="middle" draw:auto-grow-height="false" fo:min-height="3.8cm" fo:min-width="13.25cm"/>
    </style:style>
    <style:style style:name="P1" style:family="paragraph">
      <loext:graphic-properties draw:fill="none"/>
      <style:text-properties fo:font-size="11pt" style:font-size-asian="11pt" style:font-size-complex="11pt"/>
    </style:style>
    <style:style style:name="P2" style:family="paragraph">
      <loext:graphic-properties draw:fill="none"/>
      <style:text-properties fo:font-size="10.5pt" style:font-size-asian="10.5pt" style:font-size-complex="10.5pt"/>
    </style:style>
    <style:style style:name="P3" style:family="paragraph">
      <loext:graphic-properties draw:fill="none"/>
    </style:style>
    <style:style style:name="P4" style:family="paragraph">
      <style:paragraph-properties fo:text-align="center" style:writing-mode="lr-tb"/>
      <style:text-properties fo:font-size="8pt"/>
    </style:style>
    <style:style style:name="P5" style:family="paragraph">
      <loext:graphic-properties draw:fill="none"/>
      <style:paragraph-properties fo:text-align="center" style:writing-mode="lr-tb"/>
      <style:text-properties fo:font-size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8" style:family="paragraph">
      <loext:graphic-properties draw:fill="none"/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8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Graphic 33" draw:style-name="gr1" draw:text-style-name="P1" xml:id="id5" draw:id="id5" draw:layer="layout" svg:width="1.683cm" svg:height="1.684cm" svg:x="11.317cm" svg:y="12.766cm">
          <draw:image xlink:href="Pictures/10001832000007DB000007DB8A48E5C5C69C193F.svg" xlink:type="simple" xlink:show="embed" xlink:actuate="onLoad" draw:mime-type="image/svg+xml">
            <text:p/>
          </draw:image>
          <draw:image xlink:href="Pictures/100000010000005F0000005F59D68D133088797B.png" xlink:type="simple" xlink:show="embed" xlink:actuate="onLoad" draw:mime-type="image/png"/>
        </draw:frame>
        <draw:frame draw:name="Graphic 47" draw:style-name="gr1" draw:text-style-name="P2" draw:layer="layout" svg:width="1.684cm" svg:height="1.684cm" svg:x="19.066cm" svg:y="3.75cm">
          <draw:image xlink:href="Pictures/100012ED000007DB000007DB7ED651F843202167.svg" xlink:type="simple" xlink:show="embed" xlink:actuate="onLoad" draw:mime-type="image/svg+xml">
            <text:p/>
          </draw:image>
          <draw:image xlink:href="Pictures/100000010000005F0000005F582516CD95180DFE.png" xlink:type="simple" xlink:show="embed" xlink:actuate="onLoad" draw:mime-type="image/png"/>
        </draw:frame>
        <draw:frame draw:name="Graphic 44" draw:style-name="gr1" draw:text-style-name="P1" draw:layer="layout" svg:width="1.683cm" svg:height="1.684cm" svg:x="15cm" svg:y="3.75cm">
          <draw:image xlink:href="Pictures/100008B3000007DB000007DBC2413C96F20733E5.svg" xlink:type="simple" xlink:show="embed" xlink:actuate="onLoad" draw:mime-type="image/svg+xml">
            <text:p/>
          </draw:image>
          <draw:image xlink:href="Pictures/100000010000005F0000005F91FBB4AFA39E6797.png" xlink:type="simple" xlink:show="embed" xlink:actuate="onLoad" draw:mime-type="image/png"/>
        </draw:frame>
        <draw:frame draw:name="Graphic 19" draw:style-name="gr1" draw:text-style-name="P1" xml:id="id1" draw:id="id1" draw:layer="layout" svg:width="1.678cm" svg:height="1.686cm" svg:x="8.822cm" svg:y="3.75cm">
          <draw:image xlink:href="Pictures/10000D7A000007DB000007DB3D388CDA70902234.svg" xlink:type="simple" xlink:show="embed" xlink:actuate="onLoad" draw:mime-type="image/svg+xml">
            <text:p/>
          </draw:image>
          <draw:image xlink:href="Pictures/100000010000005F0000005F6D7F2F5F78357B55.png" xlink:type="simple" xlink:show="embed" xlink:actuate="onLoad" draw:mime-type="image/png"/>
        </draw:frame>
        <draw:frame draw:name="Graphic 2" draw:style-name="gr1" draw:text-style-name="P2" draw:layer="layout" svg:width="1.684cm" svg:height="1.684cm" svg:x="19.066cm" svg:y="3.75cm">
          <draw:image xlink:href="Pictures/100012ED000007DB000007DB7ED651F843202167.svg" xlink:type="simple" xlink:show="embed" xlink:actuate="onLoad" draw:mime-type="image/svg+xml">
            <text:p/>
          </draw:image>
          <draw:image xlink:href="Pictures/100000010000005F0000005F582516CD95180DFE.png" xlink:type="simple" xlink:show="embed" xlink:actuate="onLoad" draw:mime-type="image/png"/>
        </draw:frame>
        <draw:frame draw:name="Graphic 3" draw:style-name="gr1" draw:text-style-name="P1" draw:layer="layout" svg:width="1.683cm" svg:height="1.684cm" svg:x="15cm" svg:y="3.75cm">
          <draw:image xlink:href="Pictures/100008B3000007DB000007DBC2413C96F20733E5.svg" xlink:type="simple" xlink:show="embed" xlink:actuate="onLoad" draw:mime-type="image/svg+xml">
            <text:p/>
          </draw:image>
          <draw:image xlink:href="Pictures/100000010000005F0000005F91FBB4AFA39E6797.png" xlink:type="simple" xlink:show="embed" xlink:actuate="onLoad" draw:mime-type="image/png"/>
        </draw:frame>
        <draw:frame draw:name="Graphic 4" draw:style-name="gr1" draw:text-style-name="P2" draw:layer="layout" svg:width="1.684cm" svg:height="1.684cm" svg:x="19.066cm" svg:y="3.75cm">
          <draw:image xlink:href="Pictures/100012ED000007DB000007DB7ED651F843202167.svg" xlink:type="simple" xlink:show="embed" xlink:actuate="onLoad" draw:mime-type="image/svg+xml">
            <text:p/>
          </draw:image>
          <draw:image xlink:href="Pictures/100000010000005F0000005F582516CD95180DFE.png" xlink:type="simple" xlink:show="embed" xlink:actuate="onLoad" draw:mime-type="image/png"/>
        </draw:frame>
        <draw:frame draw:name="Graphic 5" draw:style-name="gr1" draw:text-style-name="P1" draw:layer="layout" svg:width="1.683cm" svg:height="1.684cm" svg:x="15cm" svg:y="3.75cm">
          <draw:image xlink:href="Pictures/100008B3000007DB000007DBC2413C96F20733E5.svg" xlink:type="simple" xlink:show="embed" xlink:actuate="onLoad" draw:mime-type="image/svg+xml">
            <text:p/>
          </draw:image>
          <draw:image xlink:href="Pictures/100000010000005F0000005F91FBB4AFA39E6797.png" xlink:type="simple" xlink:show="embed" xlink:actuate="onLoad" draw:mime-type="image/png"/>
        </draw:frame>
        <draw:frame draw:name="Graphic 6" draw:style-name="gr1" draw:text-style-name="P2" draw:layer="layout" svg:width="1.684cm" svg:height="1.684cm" svg:x="19.066cm" svg:y="3.75cm">
          <draw:image xlink:href="Pictures/100012ED000007DB000007DB7ED651F843202167.svg" xlink:type="simple" xlink:show="embed" xlink:actuate="onLoad" draw:mime-type="image/svg+xml">
            <text:p/>
          </draw:image>
          <draw:image xlink:href="Pictures/100000010000005F0000005F582516CD95180DFE.png" xlink:type="simple" xlink:show="embed" xlink:actuate="onLoad" draw:mime-type="image/png"/>
        </draw:frame>
        <draw:frame draw:name="Graphic 7" draw:style-name="gr1" draw:text-style-name="P1" draw:layer="layout" svg:width="1.683cm" svg:height="1.684cm" svg:x="15cm" svg:y="3.75cm">
          <draw:image xlink:href="Pictures/100008B3000007DB000007DBC2413C96F20733E5.svg" xlink:type="simple" xlink:show="embed" xlink:actuate="onLoad" draw:mime-type="image/svg+xml">
            <text:p/>
          </draw:image>
          <draw:image xlink:href="Pictures/100000010000005F0000005F91FBB4AFA39E6797.png" xlink:type="simple" xlink:show="embed" xlink:actuate="onLoad" draw:mime-type="image/png"/>
        </draw:frame>
        <draw:frame draw:name="Graphic 8" draw:style-name="gr1" draw:text-style-name="P2" draw:layer="layout" svg:width="1.684cm" svg:height="1.684cm" svg:x="19.066cm" svg:y="3.75cm">
          <draw:image xlink:href="Pictures/100012ED000007DB000007DB7ED651F843202167.svg" xlink:type="simple" xlink:show="embed" xlink:actuate="onLoad" draw:mime-type="image/svg+xml">
            <text:p/>
          </draw:image>
          <draw:image xlink:href="Pictures/100000010000005F0000005F582516CD95180DFE.png" xlink:type="simple" xlink:show="embed" xlink:actuate="onLoad" draw:mime-type="image/png"/>
        </draw:frame>
        <draw:frame draw:name="Graphic 9" draw:style-name="gr1" draw:text-style-name="P1" draw:layer="layout" svg:width="1.683cm" svg:height="1.684cm" svg:x="15cm" svg:y="3.75cm">
          <draw:image xlink:href="Pictures/100008B3000007DB000007DBC2413C96F20733E5.svg" xlink:type="simple" xlink:show="embed" xlink:actuate="onLoad" draw:mime-type="image/svg+xml">
            <text:p/>
          </draw:image>
          <draw:image xlink:href="Pictures/100000010000005F0000005F91FBB4AFA39E6797.png" xlink:type="simple" xlink:show="embed" xlink:actuate="onLoad" draw:mime-type="image/png"/>
        </draw:frame>
        <draw:frame draw:name="Graphic 10" draw:style-name="gr1" draw:text-style-name="P2" draw:layer="layout" svg:width="1.684cm" svg:height="1.684cm" svg:x="19.066cm" svg:y="3.75cm">
          <draw:image xlink:href="Pictures/100012ED000007DB000007DB7ED651F843202167.svg" xlink:type="simple" xlink:show="embed" xlink:actuate="onLoad" draw:mime-type="image/svg+xml">
            <text:p/>
          </draw:image>
          <draw:image xlink:href="Pictures/100000010000005F0000005F582516CD95180DFE.png" xlink:type="simple" xlink:show="embed" xlink:actuate="onLoad" draw:mime-type="image/png"/>
        </draw:frame>
        <draw:frame draw:name="Graphic 11" draw:style-name="gr1" draw:text-style-name="P1" draw:layer="layout" svg:width="1.683cm" svg:height="1.684cm" svg:x="15cm" svg:y="3.75cm">
          <draw:image xlink:href="Pictures/100008B3000007DB000007DBC2413C96F20733E5.svg" xlink:type="simple" xlink:show="embed" xlink:actuate="onLoad" draw:mime-type="image/svg+xml">
            <text:p/>
          </draw:image>
          <draw:image xlink:href="Pictures/100000010000005F0000005F91FBB4AFA39E6797.png" xlink:type="simple" xlink:show="embed" xlink:actuate="onLoad" draw:mime-type="image/png"/>
        </draw:frame>
        <draw:frame draw:name="Graphic 12" draw:style-name="gr1" draw:text-style-name="P2" draw:layer="layout" svg:width="1.684cm" svg:height="1.684cm" svg:x="19.066cm" svg:y="3.75cm">
          <draw:image xlink:href="Pictures/100012ED000007DB000007DB7ED651F843202167.svg" xlink:type="simple" xlink:show="embed" xlink:actuate="onLoad" draw:mime-type="image/svg+xml">
            <text:p/>
          </draw:image>
          <draw:image xlink:href="Pictures/100000010000005F0000005F582516CD95180DFE.png" xlink:type="simple" xlink:show="embed" xlink:actuate="onLoad" draw:mime-type="image/png"/>
        </draw:frame>
        <draw:frame draw:name="Graphic 13" draw:style-name="gr1" draw:text-style-name="P1" draw:layer="layout" svg:width="1.683cm" svg:height="1.684cm" svg:x="15cm" svg:y="3.75cm">
          <draw:image xlink:href="Pictures/100008B3000007DB000007DBC2413C96F20733E5.svg" xlink:type="simple" xlink:show="embed" xlink:actuate="onLoad" draw:mime-type="image/svg+xml">
            <text:p/>
          </draw:image>
          <draw:image xlink:href="Pictures/100000010000005F0000005F91FBB4AFA39E6797.png" xlink:type="simple" xlink:show="embed" xlink:actuate="onLoad" draw:mime-type="image/png"/>
        </draw:frame>
        <draw:frame draw:name="Graphic 14" draw:style-name="gr1" draw:text-style-name="P2" draw:layer="layout" svg:width="1.684cm" svg:height="1.684cm" svg:x="19.066cm" svg:y="3.75cm">
          <draw:image xlink:href="Pictures/100012ED000007DB000007DB7ED651F843202167.svg" xlink:type="simple" xlink:show="embed" xlink:actuate="onLoad" draw:mime-type="image/svg+xml">
            <text:p/>
          </draw:image>
          <draw:image xlink:href="Pictures/100000010000005F0000005F582516CD95180DFE.png" xlink:type="simple" xlink:show="embed" xlink:actuate="onLoad" draw:mime-type="image/png"/>
        </draw:frame>
        <draw:frame draw:name="Graphic 15" draw:style-name="gr1" draw:text-style-name="P1" draw:layer="layout" svg:width="1.683cm" svg:height="1.684cm" svg:x="15cm" svg:y="3.75cm">
          <draw:image xlink:href="Pictures/100008B3000007DB000007DBC2413C96F20733E5.svg" xlink:type="simple" xlink:show="embed" xlink:actuate="onLoad" draw:mime-type="image/svg+xml">
            <text:p/>
          </draw:image>
          <draw:image xlink:href="Pictures/100000010000005F0000005F91FBB4AFA39E6797.png" xlink:type="simple" xlink:show="embed" xlink:actuate="onLoad" draw:mime-type="image/png"/>
        </draw:frame>
        <draw:frame draw:name="Graphic 16" draw:style-name="gr1" draw:text-style-name="P2" draw:layer="layout" svg:width="1.684cm" svg:height="1.684cm" svg:x="19.066cm" svg:y="3.75cm">
          <draw:image xlink:href="Pictures/100012ED000007DB000007DB7ED651F843202167.svg" xlink:type="simple" xlink:show="embed" xlink:actuate="onLoad" draw:mime-type="image/svg+xml">
            <text:p/>
          </draw:image>
          <draw:image xlink:href="Pictures/100000010000005F0000005F582516CD95180DFE.png" xlink:type="simple" xlink:show="embed" xlink:actuate="onLoad" draw:mime-type="image/png"/>
        </draw:frame>
        <draw:frame draw:name="Graphic 17" draw:style-name="gr1" draw:text-style-name="P1" xml:id="id2" draw:id="id2" draw:layer="layout" svg:width="1.683cm" svg:height="1.684cm" svg:x="15cm" svg:y="3.75cm">
          <draw:image xlink:href="Pictures/100008B3000007DB000007DBC2413C96F20733E5.svg" xlink:type="simple" xlink:show="embed" xlink:actuate="onLoad" draw:mime-type="image/svg+xml">
            <text:p/>
          </draw:image>
          <draw:image xlink:href="Pictures/100000010000005F0000005F91FBB4AFA39E6797.png" xlink:type="simple" xlink:show="embed" xlink:actuate="onLoad" draw:mime-type="image/png"/>
        </draw:frame>
        <draw:frame draw:name="Graphic 18" draw:style-name="gr1" draw:text-style-name="P2" draw:layer="layout" svg:width="1.684cm" svg:height="1.684cm" svg:x="19.066cm" svg:y="3.75cm">
          <draw:image xlink:href="Pictures/100012ED000007DB000007DB7ED651F843202167.svg" xlink:type="simple" xlink:show="embed" xlink:actuate="onLoad" draw:mime-type="image/svg+xml">
            <text:p/>
          </draw:image>
          <draw:image xlink:href="Pictures/100000010000005F0000005F582516CD95180DFE.png" xlink:type="simple" xlink:show="embed" xlink:actuate="onLoad" draw:mime-type="image/png"/>
        </draw:frame>
        <draw:frame draw:name="Graphic 21" draw:style-name="gr1" draw:text-style-name="P2" xml:id="id3" draw:id="id3" draw:layer="layout" svg:width="1.684cm" svg:height="1.684cm" svg:x="19.066cm" svg:y="3.75cm">
          <draw:image xlink:href="Pictures/100012ED000007DB000007DB7ED651F843202167.svg" xlink:type="simple" xlink:show="embed" xlink:actuate="onLoad" draw:mime-type="image/svg+xml">
            <text:p/>
          </draw:image>
          <draw:image xlink:href="Pictures/100000010000005F0000005F582516CD95180DFE.png" xlink:type="simple" xlink:show="embed" xlink:actuate="onLoad" draw:mime-type="image/png"/>
        </draw:frame>
        <draw:frame draw:name="Graphic 24" draw:style-name="gr1" draw:text-style-name="P1" xml:id="id6" draw:id="id6" draw:layer="layout" svg:width="1.683cm" svg:height="1.684cm" svg:x="15.317cm" svg:y="12.766cm">
          <draw:image xlink:href="Pictures/100008B3000007DB000007DBC2413C96F20733E5.svg" xlink:type="simple" xlink:show="embed" xlink:actuate="onLoad" draw:mime-type="image/svg+xml">
            <text:p/>
          </draw:image>
          <draw:image xlink:href="Pictures/100000010000005F0000005F91FBB4AFA39E6797.png" xlink:type="simple" xlink:show="embed" xlink:actuate="onLoad" draw:mime-type="image/png"/>
        </draw:frame>
        <draw:frame draw:name="Graphic 28" draw:style-name="gr1" draw:text-style-name="P1" draw:layer="layout" svg:width="1.683cm" svg:height="1.684cm" svg:x="14.317cm" svg:y="4.316cm">
          <draw:image xlink:href="Pictures/100008B3000007DB000007DBC2413C96F20733E5.svg" xlink:type="simple" xlink:show="embed" xlink:actuate="onLoad" draw:mime-type="image/svg+xml">
            <text:p/>
          </draw:image>
          <draw:image xlink:href="Pictures/100000010000005F0000005F91FBB4AFA39E6797.png" xlink:type="simple" xlink:show="embed" xlink:actuate="onLoad" draw:mime-type="image/png"/>
        </draw:frame>
        <draw:frame draw:name="Graphic 30" draw:style-name="gr1" draw:text-style-name="P1" draw:layer="layout" svg:width="1.683cm" svg:height="1.684cm" svg:x="13.817cm" svg:y="5.066cm">
          <draw:image xlink:href="Pictures/100008B3000007DB000007DBC2413C96F20733E5.svg" xlink:type="simple" xlink:show="embed" xlink:actuate="onLoad" draw:mime-type="image/svg+xml">
            <text:p/>
          </draw:image>
          <draw:image xlink:href="Pictures/100000010000005F0000005F91FBB4AFA39E6797.png" xlink:type="simple" xlink:show="embed" xlink:actuate="onLoad" draw:mime-type="image/png"/>
        </draw:frame>
        <draw:connector draw:name="Straight Arrow Connector 29" draw:style-name="gr2" draw:text-style-name="P3" draw:layer="layout" draw:type="line" svg:x1="10.5cm" svg:y1="4.593cm" svg:x2="14.22cm" svg:y2="4.62cm" draw:start-shape="id1" draw:start-glue-point="1" svg:d="M10500 4593l3720 27" svg:viewBox="0 0 3721 28">
          <text:p/>
        </draw:connector>
        <draw:connector draw:name="Straight Arrow Connector 1" draw:style-name="gr2" draw:text-style-name="P3" draw:layer="layout" draw:type="line" svg:x1="16.683cm" svg:y1="4.592cm" svg:x2="19.066cm" svg:y2="4.592cm" draw:start-shape="id2" draw:start-glue-point="1" draw:end-shape="id3" draw:end-glue-point="3" svg:d="M16683 4592h2383" svg:viewBox="0 0 2384 1">
          <text:p/>
        </draw:connector>
        <draw:connector draw:name="Straight Arrow Connector 2" draw:style-name="gr2" draw:text-style-name="P3" draw:layer="layout" draw:type="line" svg:x1="10.5cm" svg:y1="4cm" svg:x2="14.871cm" svg:y2="4.001cm" svg:d="M10500 4000l4371 1" svg:viewBox="0 0 4372 2">
          <text:p/>
        </draw:connector>
        <draw:connector draw:name="Straight Arrow Connector 3" draw:style-name="gr2" draw:text-style-name="P3" draw:layer="layout" draw:type="line" svg:x1="10.5cm" svg:y1="5.25cm" svg:x2="13.738cm" svg:y2="5.244cm" svg:d="M10500 5250l3238-6" svg:viewBox="0 0 3239 7">
          <text:p/>
        </draw:connector>
        <draw:connector draw:name="Straight Arrow Connector 4" draw:style-name="gr2" draw:text-style-name="P3" draw:layer="layout" draw:type="line" svg:x1="12.178cm" svg:y1="10.119cm" svg:x2="12.158cm" svg:y2="12.766cm" draw:start-shape="id4" draw:start-glue-point="2" draw:end-shape="id5" draw:end-glue-point="0" svg:d="M12178 10119l-20 2647" svg:viewBox="0 0 21 2648">
          <text:p/>
        </draw:connector>
        <draw:connector draw:name="Straight Arrow Connector 5" draw:style-name="gr2" draw:text-style-name="P3" draw:layer="layout" draw:type="line" svg:x1="13cm" svg:y1="13.608cm" svg:x2="15.317cm" svg:y2="13.608cm" draw:start-shape="id5" draw:start-glue-point="1" draw:end-shape="id6" draw:end-glue-point="3" svg:d="M13000 13608h2317" svg:viewBox="0 0 2318 1">
          <text:p/>
        </draw:connector>
        <draw:custom-shape draw:style-name="gr3" draw:text-style-name="P5" draw:layer="layout" svg:width="2.5cm" svg:height="1.5cm" svg:x="8.5cm" svg:y="5.5cm">
          <svg:desc>cccg</svg:desc>
          <text:p text:style-name="P4"><text:span text:style-name="T1">Users REST </text:span></text:p>
          <text:p text:style-name="P4"><text:span text:style-name="T1">API Gateway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75cm" svg:height="0.5cm" svg:x="11.303cm" svg:y="5.419cm">
          <svg:desc>cccg</svg:desc>
          <text:p text:style-name="P4"><text:span text:style-name="T1">GE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75cm" svg:height="0.5cm" svg:x="11.303cm" svg:y="5.419cm">
          <svg:desc>cccg</svg:desc>
          <text:p text:style-name="P4"><text:span text:style-name="T1">GE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75cm" svg:height="0.5cm" svg:x="11.25cm" svg:y="4cm">
          <svg:desc>cccg</svg:desc>
          <text:p text:style-name="P4"><text:span text:style-name="T1">POS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75cm" svg:height="0.5cm" svg:x="11.25cm" svg:y="4.75cm">
          <svg:desc>cccg</svg:desc>
          <text:p text:style-name="P4"><text:span text:style-name="T1">DELETE</text:span></text:p>
          <draw:enhanced-geometry svg:viewBox="0 0 21600 21600" draw:type="rectangle" draw:enhanced-path="M 0 0 L 21600 0 21600 21600 0 21600 0 0 Z N"/>
        </draw:custom-shape>
        <draw:frame draw:name="Graphic 20" draw:style-name="gr1" draw:text-style-name="P2" draw:layer="layout" svg:width="1.684cm" svg:height="1.684cm" svg:x="19.066cm" svg:y="7.95cm">
          <draw:image xlink:href="Pictures/100012ED000007DB000007DB7ED651F843202167.svg" xlink:type="simple" xlink:show="embed" xlink:actuate="onLoad" draw:mime-type="image/svg+xml">
            <text:p/>
          </draw:image>
          <draw:image xlink:href="Pictures/100000010000005F0000005F582516CD95180DFE.png" xlink:type="simple" xlink:show="embed" xlink:actuate="onLoad" draw:mime-type="image/png"/>
        </draw:frame>
        <draw:frame draw:name="Graphic 23" draw:style-name="gr1" draw:text-style-name="P1" draw:layer="layout" svg:width="1.683cm" svg:height="1.684cm" svg:x="15cm" svg:y="7.95cm">
          <draw:image xlink:href="Pictures/100008B3000007DB000007DBC2413C96F20733E5.svg" xlink:type="simple" xlink:show="embed" xlink:actuate="onLoad" draw:mime-type="image/svg+xml">
            <text:p/>
          </draw:image>
          <draw:image xlink:href="Pictures/100000010000005F0000005F91FBB4AFA39E6797.png" xlink:type="simple" xlink:show="embed" xlink:actuate="onLoad" draw:mime-type="image/png"/>
        </draw:frame>
        <draw:frame draw:name="Graphic 31" draw:style-name="gr1" draw:text-style-name="P1" xml:id="id7" draw:id="id7" draw:layer="layout" svg:width="1.678cm" svg:height="1.686cm" svg:x="8.822cm" svg:y="7.95cm">
          <draw:image xlink:href="Pictures/10000D7A000007DB000007DB3D388CDA70902234.svg" xlink:type="simple" xlink:show="embed" xlink:actuate="onLoad" draw:mime-type="image/svg+xml">
            <text:p/>
          </draw:image>
          <draw:image xlink:href="Pictures/100000010000005F0000005F6D7F2F5F78357B55.png" xlink:type="simple" xlink:show="embed" xlink:actuate="onLoad" draw:mime-type="image/png"/>
        </draw:frame>
        <draw:frame draw:name="Graphic 32" draw:style-name="gr1" draw:text-style-name="P2" draw:layer="layout" svg:width="1.684cm" svg:height="1.684cm" svg:x="19.066cm" svg:y="7.95cm">
          <draw:image xlink:href="Pictures/100012ED000007DB000007DB7ED651F843202167.svg" xlink:type="simple" xlink:show="embed" xlink:actuate="onLoad" draw:mime-type="image/svg+xml">
            <text:p/>
          </draw:image>
          <draw:image xlink:href="Pictures/100000010000005F0000005F582516CD95180DFE.png" xlink:type="simple" xlink:show="embed" xlink:actuate="onLoad" draw:mime-type="image/png"/>
        </draw:frame>
        <draw:frame draw:name="Graphic 34" draw:style-name="gr1" draw:text-style-name="P1" draw:layer="layout" svg:width="1.683cm" svg:height="1.684cm" svg:x="15cm" svg:y="7.95cm">
          <draw:image xlink:href="Pictures/100008B3000007DB000007DBC2413C96F20733E5.svg" xlink:type="simple" xlink:show="embed" xlink:actuate="onLoad" draw:mime-type="image/svg+xml">
            <text:p/>
          </draw:image>
          <draw:image xlink:href="Pictures/100000010000005F0000005F91FBB4AFA39E6797.png" xlink:type="simple" xlink:show="embed" xlink:actuate="onLoad" draw:mime-type="image/png"/>
        </draw:frame>
        <draw:frame draw:name="Graphic 35" draw:style-name="gr1" draw:text-style-name="P2" draw:layer="layout" svg:width="1.684cm" svg:height="1.684cm" svg:x="19.066cm" svg:y="7.95cm">
          <draw:image xlink:href="Pictures/100012ED000007DB000007DB7ED651F843202167.svg" xlink:type="simple" xlink:show="embed" xlink:actuate="onLoad" draw:mime-type="image/svg+xml">
            <text:p/>
          </draw:image>
          <draw:image xlink:href="Pictures/100000010000005F0000005F582516CD95180DFE.png" xlink:type="simple" xlink:show="embed" xlink:actuate="onLoad" draw:mime-type="image/png"/>
        </draw:frame>
        <draw:frame draw:name="Graphic 36" draw:style-name="gr1" draw:text-style-name="P1" draw:layer="layout" svg:width="1.683cm" svg:height="1.684cm" svg:x="15cm" svg:y="7.95cm">
          <draw:image xlink:href="Pictures/100008B3000007DB000007DBC2413C96F20733E5.svg" xlink:type="simple" xlink:show="embed" xlink:actuate="onLoad" draw:mime-type="image/svg+xml">
            <text:p/>
          </draw:image>
          <draw:image xlink:href="Pictures/100000010000005F0000005F91FBB4AFA39E6797.png" xlink:type="simple" xlink:show="embed" xlink:actuate="onLoad" draw:mime-type="image/png"/>
        </draw:frame>
        <draw:frame draw:name="Graphic 37" draw:style-name="gr1" draw:text-style-name="P2" draw:layer="layout" svg:width="1.684cm" svg:height="1.684cm" svg:x="19.066cm" svg:y="7.95cm">
          <draw:image xlink:href="Pictures/100012ED000007DB000007DB7ED651F843202167.svg" xlink:type="simple" xlink:show="embed" xlink:actuate="onLoad" draw:mime-type="image/svg+xml">
            <text:p/>
          </draw:image>
          <draw:image xlink:href="Pictures/100000010000005F0000005F582516CD95180DFE.png" xlink:type="simple" xlink:show="embed" xlink:actuate="onLoad" draw:mime-type="image/png"/>
        </draw:frame>
        <draw:frame draw:name="Graphic 38" draw:style-name="gr1" draw:text-style-name="P1" draw:layer="layout" svg:width="1.683cm" svg:height="1.684cm" svg:x="15cm" svg:y="7.95cm">
          <draw:image xlink:href="Pictures/100008B3000007DB000007DBC2413C96F20733E5.svg" xlink:type="simple" xlink:show="embed" xlink:actuate="onLoad" draw:mime-type="image/svg+xml">
            <text:p/>
          </draw:image>
          <draw:image xlink:href="Pictures/100000010000005F0000005F91FBB4AFA39E6797.png" xlink:type="simple" xlink:show="embed" xlink:actuate="onLoad" draw:mime-type="image/png"/>
        </draw:frame>
        <draw:frame draw:name="Graphic 39" draw:style-name="gr1" draw:text-style-name="P2" draw:layer="layout" svg:width="1.684cm" svg:height="1.684cm" svg:x="19.066cm" svg:y="7.95cm">
          <draw:image xlink:href="Pictures/100012ED000007DB000007DB7ED651F843202167.svg" xlink:type="simple" xlink:show="embed" xlink:actuate="onLoad" draw:mime-type="image/svg+xml">
            <text:p/>
          </draw:image>
          <draw:image xlink:href="Pictures/100000010000005F0000005F582516CD95180DFE.png" xlink:type="simple" xlink:show="embed" xlink:actuate="onLoad" draw:mime-type="image/png"/>
        </draw:frame>
        <draw:frame draw:name="Graphic 40" draw:style-name="gr1" draw:text-style-name="P1" draw:layer="layout" svg:width="1.683cm" svg:height="1.684cm" svg:x="15cm" svg:y="7.95cm">
          <draw:image xlink:href="Pictures/100008B3000007DB000007DBC2413C96F20733E5.svg" xlink:type="simple" xlink:show="embed" xlink:actuate="onLoad" draw:mime-type="image/svg+xml">
            <text:p/>
          </draw:image>
          <draw:image xlink:href="Pictures/100000010000005F0000005F91FBB4AFA39E6797.png" xlink:type="simple" xlink:show="embed" xlink:actuate="onLoad" draw:mime-type="image/png"/>
        </draw:frame>
        <draw:frame draw:name="Graphic 41" draw:style-name="gr1" draw:text-style-name="P2" draw:layer="layout" svg:width="1.684cm" svg:height="1.684cm" svg:x="19.066cm" svg:y="7.95cm">
          <draw:image xlink:href="Pictures/100012ED000007DB000007DB7ED651F843202167.svg" xlink:type="simple" xlink:show="embed" xlink:actuate="onLoad" draw:mime-type="image/svg+xml">
            <text:p/>
          </draw:image>
          <draw:image xlink:href="Pictures/100000010000005F0000005F582516CD95180DFE.png" xlink:type="simple" xlink:show="embed" xlink:actuate="onLoad" draw:mime-type="image/png"/>
        </draw:frame>
        <draw:frame draw:name="Graphic 42" draw:style-name="gr1" draw:text-style-name="P1" draw:layer="layout" svg:width="1.683cm" svg:height="1.684cm" svg:x="15cm" svg:y="7.95cm">
          <draw:image xlink:href="Pictures/100008B3000007DB000007DBC2413C96F20733E5.svg" xlink:type="simple" xlink:show="embed" xlink:actuate="onLoad" draw:mime-type="image/svg+xml">
            <text:p/>
          </draw:image>
          <draw:image xlink:href="Pictures/100000010000005F0000005F91FBB4AFA39E6797.png" xlink:type="simple" xlink:show="embed" xlink:actuate="onLoad" draw:mime-type="image/png"/>
        </draw:frame>
        <draw:frame draw:name="Graphic 43" draw:style-name="gr1" draw:text-style-name="P2" draw:layer="layout" svg:width="1.684cm" svg:height="1.684cm" svg:x="19.066cm" svg:y="7.95cm">
          <draw:image xlink:href="Pictures/100012ED000007DB000007DB7ED651F843202167.svg" xlink:type="simple" xlink:show="embed" xlink:actuate="onLoad" draw:mime-type="image/svg+xml">
            <text:p/>
          </draw:image>
          <draw:image xlink:href="Pictures/100000010000005F0000005F582516CD95180DFE.png" xlink:type="simple" xlink:show="embed" xlink:actuate="onLoad" draw:mime-type="image/png"/>
        </draw:frame>
        <draw:frame draw:name="Graphic 45" draw:style-name="gr1" draw:text-style-name="P1" draw:layer="layout" svg:width="1.683cm" svg:height="1.684cm" svg:x="15cm" svg:y="7.95cm">
          <draw:image xlink:href="Pictures/100008B3000007DB000007DBC2413C96F20733E5.svg" xlink:type="simple" xlink:show="embed" xlink:actuate="onLoad" draw:mime-type="image/svg+xml">
            <text:p/>
          </draw:image>
          <draw:image xlink:href="Pictures/100000010000005F0000005F91FBB4AFA39E6797.png" xlink:type="simple" xlink:show="embed" xlink:actuate="onLoad" draw:mime-type="image/png"/>
        </draw:frame>
        <draw:frame draw:name="Graphic 46" draw:style-name="gr1" draw:text-style-name="P2" draw:layer="layout" svg:width="1.684cm" svg:height="1.684cm" svg:x="19.066cm" svg:y="7.95cm">
          <draw:image xlink:href="Pictures/100012ED000007DB000007DB7ED651F843202167.svg" xlink:type="simple" xlink:show="embed" xlink:actuate="onLoad" draw:mime-type="image/svg+xml">
            <text:p/>
          </draw:image>
          <draw:image xlink:href="Pictures/100000010000005F0000005F582516CD95180DFE.png" xlink:type="simple" xlink:show="embed" xlink:actuate="onLoad" draw:mime-type="image/png"/>
        </draw:frame>
        <draw:frame draw:name="Graphic 48" draw:style-name="gr1" draw:text-style-name="P1" draw:layer="layout" svg:width="1.683cm" svg:height="1.684cm" svg:x="15cm" svg:y="7.95cm">
          <draw:image xlink:href="Pictures/100008B3000007DB000007DBC2413C96F20733E5.svg" xlink:type="simple" xlink:show="embed" xlink:actuate="onLoad" draw:mime-type="image/svg+xml">
            <text:p/>
          </draw:image>
          <draw:image xlink:href="Pictures/100000010000005F0000005F91FBB4AFA39E6797.png" xlink:type="simple" xlink:show="embed" xlink:actuate="onLoad" draw:mime-type="image/png"/>
        </draw:frame>
        <draw:frame draw:name="Graphic 49" draw:style-name="gr1" draw:text-style-name="P2" draw:layer="layout" svg:width="1.684cm" svg:height="1.684cm" svg:x="19.066cm" svg:y="7.95cm">
          <draw:image xlink:href="Pictures/100012ED000007DB000007DB7ED651F843202167.svg" xlink:type="simple" xlink:show="embed" xlink:actuate="onLoad" draw:mime-type="image/svg+xml">
            <text:p/>
          </draw:image>
          <draw:image xlink:href="Pictures/100000010000005F0000005F582516CD95180DFE.png" xlink:type="simple" xlink:show="embed" xlink:actuate="onLoad" draw:mime-type="image/png"/>
        </draw:frame>
        <draw:frame draw:name="Graphic 50" draw:style-name="gr1" draw:text-style-name="P1" xml:id="id8" draw:id="id8" draw:layer="layout" svg:width="1.683cm" svg:height="1.684cm" svg:x="15cm" svg:y="7.95cm">
          <draw:image xlink:href="Pictures/100008B3000007DB000007DBC2413C96F20733E5.svg" xlink:type="simple" xlink:show="embed" xlink:actuate="onLoad" draw:mime-type="image/svg+xml">
            <text:p/>
          </draw:image>
          <draw:image xlink:href="Pictures/100000010000005F0000005F91FBB4AFA39E6797.png" xlink:type="simple" xlink:show="embed" xlink:actuate="onLoad" draw:mime-type="image/png"/>
        </draw:frame>
        <draw:frame draw:name="Graphic 51" draw:style-name="gr1" draw:text-style-name="P2" draw:layer="layout" svg:width="1.684cm" svg:height="1.684cm" svg:x="19.066cm" svg:y="7.95cm">
          <draw:image xlink:href="Pictures/100012ED000007DB000007DB7ED651F843202167.svg" xlink:type="simple" xlink:show="embed" xlink:actuate="onLoad" draw:mime-type="image/svg+xml">
            <text:p/>
          </draw:image>
          <draw:image xlink:href="Pictures/100000010000005F0000005F582516CD95180DFE.png" xlink:type="simple" xlink:show="embed" xlink:actuate="onLoad" draw:mime-type="image/png"/>
        </draw:frame>
        <draw:frame draw:name="Graphic 52" draw:style-name="gr1" draw:text-style-name="P2" xml:id="id9" draw:id="id9" draw:layer="layout" svg:width="1.684cm" svg:height="1.684cm" svg:x="19.066cm" svg:y="7.95cm">
          <draw:image xlink:href="Pictures/100012ED000007DB000007DB7ED651F843202167.svg" xlink:type="simple" xlink:show="embed" xlink:actuate="onLoad" draw:mime-type="image/svg+xml">
            <text:p/>
          </draw:image>
          <draw:image xlink:href="Pictures/100000010000005F0000005F582516CD95180DFE.png" xlink:type="simple" xlink:show="embed" xlink:actuate="onLoad" draw:mime-type="image/png"/>
        </draw:frame>
        <draw:frame draw:name="Graphic 53" draw:style-name="gr1" draw:text-style-name="P1" draw:layer="layout" svg:width="1.683cm" svg:height="1.684cm" svg:x="14.317cm" svg:y="8.516cm">
          <draw:image xlink:href="Pictures/100008B3000007DB000007DBC2413C96F20733E5.svg" xlink:type="simple" xlink:show="embed" xlink:actuate="onLoad" draw:mime-type="image/svg+xml">
            <text:p/>
          </draw:image>
          <draw:image xlink:href="Pictures/100000010000005F0000005F91FBB4AFA39E6797.png" xlink:type="simple" xlink:show="embed" xlink:actuate="onLoad" draw:mime-type="image/png"/>
        </draw:frame>
        <draw:frame draw:name="Graphic 54" draw:style-name="gr1" draw:text-style-name="P1" draw:layer="layout" svg:width="1.683cm" svg:height="1.684cm" svg:x="13.817cm" svg:y="9.266cm">
          <draw:image xlink:href="Pictures/100008B3000007DB000007DBC2413C96F20733E5.svg" xlink:type="simple" xlink:show="embed" xlink:actuate="onLoad" draw:mime-type="image/svg+xml">
            <text:p/>
          </draw:image>
          <draw:image xlink:href="Pictures/100000010000005F0000005F91FBB4AFA39E6797.png" xlink:type="simple" xlink:show="embed" xlink:actuate="onLoad" draw:mime-type="image/png"/>
        </draw:frame>
        <draw:connector draw:name="Straight Arrow Connector 8" draw:style-name="gr2" draw:text-style-name="P3" draw:layer="layout" draw:type="line" svg:x1="10.5cm" svg:y1="8.793cm" svg:x2="14.22cm" svg:y2="8.82cm" draw:start-shape="id7" draw:start-glue-point="1" svg:d="M10500 8793l3720 27" svg:viewBox="0 0 3721 28">
          <text:p/>
        </draw:connector>
        <draw:connector draw:name="Straight Arrow Connector 9" draw:style-name="gr2" draw:text-style-name="P3" draw:layer="layout" draw:type="line" svg:x1="16.683cm" svg:y1="8.792cm" svg:x2="19.066cm" svg:y2="8.792cm" draw:start-shape="id8" draw:start-glue-point="1" draw:end-shape="id9" draw:end-glue-point="3" svg:d="M16683 8792h2383" svg:viewBox="0 0 2384 1">
          <text:p/>
        </draw:connector>
        <draw:connector draw:name="Straight Arrow Connector 10" draw:style-name="gr2" draw:text-style-name="P3" draw:layer="layout" draw:type="line" svg:x1="10.5cm" svg:y1="8.2cm" svg:x2="14.871cm" svg:y2="8.201cm" svg:d="M10500 8200l4371 1" svg:viewBox="0 0 4372 2">
          <text:p/>
        </draw:connector>
        <draw:connector draw:name="Straight Arrow Connector 11" draw:style-name="gr2" draw:text-style-name="P3" draw:layer="layout" draw:type="line" svg:x1="10.5cm" svg:y1="9.45cm" svg:x2="13.738cm" svg:y2="9.444cm" svg:d="M10500 9450l3238-6" svg:viewBox="0 0 3239 7">
          <text:p/>
        </draw:connector>
        <draw:custom-shape draw:style-name="gr3" draw:text-style-name="P5" draw:layer="layout" svg:width="2.5cm" svg:height="1.5cm" svg:x="8.5cm" svg:y="9.7cm">
          <svg:desc>cccg</svg:desc>
          <text:p text:style-name="P4"><text:span text:style-name="T1">Orders REST </text:span></text:p>
          <text:p text:style-name="P4"><text:span text:style-name="T1">API Gateway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1.75cm" svg:height="0.5cm" svg:x="11.303cm" svg:y="9.619cm">
          <svg:desc>cccg</svg:desc>
          <text:p text:style-name="P4"><text:span text:style-name="T1">POS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75cm" svg:height="0.5cm" svg:x="11.25cm" svg:y="8.2cm">
          <svg:desc>cccg</svg:desc>
          <text:p text:style-name="P4"><text:span text:style-name="T1">GE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75cm" svg:height="0.5cm" svg:x="11.25cm" svg:y="8.95cm">
          <svg:desc>cccg</svg:desc>
          <text:p text:style-name="P4"><text:span text:style-name="T1">DELET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cm" svg:height="1.5cm" svg:x="18.75cm" svg:y="5.5cm">
          <svg:desc>cccg</svg:desc>
          <text:p text:style-name="P4"><text:span text:style-name="T1">Users DDB Tabl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cm" svg:height="1cm" svg:x="18.75cm" svg:y="9.7cm">
          <svg:desc>cccg</svg:desc>
          <text:p text:style-name="P4"><text:span text:style-name="T1">Orders DDB Tabl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cm" svg:height="1cm" svg:x="11.55cm" svg:y="10.25cm">
          <svg:desc>cccg</svg:desc>
          <text:p text:style-name="P4"><text:span text:style-name="T1">Order </text:span></text:p>
          <text:p text:style-name="P4"><text:span text:style-name="T1">Created </text:span></text:p>
          <text:p text:style-name="P4"><text:span text:style-name="T1">even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cm" svg:height="1cm" svg:x="15cm" svg:y="14.7cm">
          <svg:desc>cccg</svg:desc>
          <text:p text:style-name="P4"><text:span text:style-name="T1">Order </text:span></text:p>
          <text:p text:style-name="P4"><text:span text:style-name="T1">Created </text:span></text:p>
          <text:p text:style-name="P4"><text:span text:style-name="T1">Event Handl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5cm" svg:height="4cm" svg:x="14.5cm" svg:y="12.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25cm" svg:height="0.9cm" svg:x="14.65cm" svg:y="16.35cm">
          <svg:desc>cccg</svg:desc>
          <text:p text:style-name="P7"><text:span text:style-name="T2">Notification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3.75cm" svg:height="4.05cm" svg:x="8cm" svg:y="7.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25cm" svg:height="0.9cm" svg:x="7.3cm" svg:y="11.6cm">
          <svg:desc>cccg</svg:desc>
          <text:p text:style-name="P7"><text:span text:style-name="T2">Orders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3.75cm" svg:height="4.05cm" svg:x="8cm" svg:y="2.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25cm" svg:height="0.9cm" svg:x="7.3cm" svg:y="2.1cm">
          <svg:desc>cccg</svg:desc>
          <text:p text:style-name="P7"><text:span text:style-name="T2">UsersServic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2951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24T03:33:19.500000000</meta:creation-date>
    <dc:date>2023-09-25T08:15:05.232000000</dc:date>
    <meta:editing-duration>PT11H42S</meta:editing-duration>
    <meta:editing-cycles>3</meta:editing-cycles>
    <meta:generator>LibreOffice/7.4.1.2$Windows_X86_64 LibreOffice_project/3c58a8f3a960df8bc8fd77b461821e42c061c5f0</meta:generator>
    <meta:document-statistic meta:object-count="77"/>
  </office:meta>
</office:document-meta>
</file>